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fff9c4"/>
      <style:text-properties style:use-window-font-color="true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9a825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9a825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9a825"/>
    </style:style>
    <style:style style:name="ce30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fo:color="#f9a825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4caf50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caf50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caf50"/>
    </style:style>
    <style:style style:name="ce37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fo:color="#4caf50"/>
    </style:style>
    <style:style style:name="ce4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f9c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2" table:default-cell-style-name="ce29"/>
        <table:table-column table:style-name="co2" table:number-columns-repeated="2" table:default-cell-style-name="ce36"/>
        <table:table-column table:style-name="co3" table:default-cell-style-name="ce29"/>
        <table:table-column table:style-name="co2" table:number-columns-repeated="16378" table:default-cell-style-name="Default"/>
        <table:table-row table:style-name="ro1">
          <table:table-cell table:style-name="ce18" office:value-type="string" calcext:value-type="string">
            <text:p>Project status</text:p>
          </table:table-cell>
          <table:table-cell table:style-name="ce21" office:value-type="string" calcext:value-type="string">
            <text:p>last tested</text:p>
          </table:table-cell>
          <table:table-cell table:style-name="ce26" office:value-type="string" calcext:value-type="string">
            <text:p>tutorial</text:p>
          </table:table-cell>
          <table:table-cell table:style-name="ce34" office:value-type="string" calcext:value-type="string">
            <text:p>maintained</text:p>
          </table:table-cell>
          <table:table-cell table:style-name="ce34" office:value-type="string" calcext:value-type="string">
            <text:p>ready for use</text:p>
          </table:table-cell>
          <table:table-cell table:style-name="ce26" office:value-type="string" calcext:value-type="string">
            <text:p>work in progress</text:p>
          </table:table-cell>
          <table:table-cell office:value-type="string" calcext:value-type="string">
            <text:p>hit_counter_id</text:p>
          </table:table-cell>
          <table:table-cell table:number-columns-repeated="11"/>
          <table:table-cell table:style-name="ce18" table:number-columns-repeated="1005"/>
          <table:table-cell table:number-columns-repeated="15361"/>
        </table:table-row>
        <table:table-row table:style-name="ro1">
          <table:table-cell table:style-name="ce1" office:value-type="string" calcext:value-type="string">
            <text:p>github_backup_active</text:p>
          </table:table-cell>
          <table:table-cell/>
          <table:table-cell table:style-name="ce28"/>
          <table:table-cell table:style-name="ce35" table:number-columns-repeated="2"/>
          <table:table-cell table:style-name="ce28"/>
          <table:table-cell table:number-columns-repeated="12"/>
          <table:table-cell table:style-name="ce2" table:number-columns-repeated="1005"/>
          <table:table-cell table:number-columns-repeated="15361"/>
        </table:table-row>
        <table:table-row table:style-name="ro1">
          <table:table-cell table:style-name="ce18" office:value-type="string" calcext:value-type="string">
            <text:p>github_backup_automation_tasks_rs</text:p>
          </table:table-cell>
          <table:table-cell table:style-name="ce21"/>
          <table:table-cell table:style-name="ce26"/>
          <table:table-cell table:style-name="ce34" table:number-columns-repeated="2"/>
          <table:table-cell table:style-name="ce26"/>
          <table:table-cell table:style-name="ce41" table:number-columns-repeated="12"/>
          <table:table-cell table:style-name="ce18" table:number-columns-repeated="1005"/>
          <table:table-cell table:style-name="ce41" table:number-columns-repeated="15361"/>
        </table:table-row>
        <table:table-row table:style-name="ro1">
          <table:table-cell table:style-name="ce17" office:value-type="string" calcext:value-type="string">
            <text:p>automation-tasks-rs</text:p>
          </table:table-cell>
          <table:table-cell table:style-name="ce22" office:value-type="date" office:date-value="2024-03-29" calcext:value-type="date">
            <text:p>2024-03-29</text:p>
          </table:table-cell>
          <table:table-cell table:style-name="ce28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 table:style-name="ce28"/>
          <table:table-cell office:value-type="float" office:value="1940127600" calcext:value-type="float">
            <text:p>1940127600</text:p>
          </table:table-cell>
          <table:table-cell table:number-columns-repeated="11"/>
          <table:table-cell table:style-name="ce2" table:number-columns-repeated="1005"/>
          <table:table-cell table:number-columns-repeated="15361"/>
        </table:table-row>
        <table:table-row table:style-name="ro1">
          <table:table-cell office:value-type="string" calcext:value-type="string">
            <text:p>cargo-auto</text:p>
          </table:table-cell>
          <table:table-cell table:style-name="ce22" office:value-type="date" office:date-value="2024-03-29" calcext:value-type="date">
            <text:p>2024-03-29</text:p>
          </table:table-cell>
          <table:table-cell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59103982" calcext:value-type="float">
            <text:p>959103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go_auto_lib</text:p>
          </table:table-cell>
          <table:table-cell table:style-name="ce22" office:value-type="date" office:date-value="2024-03-29" calcext:value-type="date">
            <text:p>2024-03-29</text:p>
          </table:table-cell>
          <table:table-cell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276360626" calcext:value-type="float">
            <text:p>276360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_bestia_cargo_completion</text:p>
          </table:table-cell>
          <table:table-cell table:style-name="ce22" office:value-type="date" office:date-value="2024-03-29" calcext:value-type="date">
            <text:p>2024-03-29</text:p>
          </table:table-cell>
          <table:table-cell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10310517" calcext:value-type="float">
            <text:p>71031051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github_backup_CRUSTDE_ContainerizedRustDevEnv</text:p>
          </table:table-cell>
          <table:table-cell table:style-name="ce21"/>
          <table:table-cell table:style-name="ce26"/>
          <table:table-cell table:style-name="ce34" table:number-columns-repeated="2"/>
          <table:table-cell table:style-name="ce26"/>
          <table:table-cell table:style-name="ce41" table:number-columns-repeated="12"/>
          <table:table-cell table:style-name="ce18" table:number-columns-repeated="1005"/>
          <table:table-cell table:style-name="ce41" table:number-columns-repeated="15361"/>
        </table:table-row>
        <table:table-row table:style-name="ro1">
          <table:table-cell office:value-type="string" calcext:value-type="string">
            <text:p>cross_compile_rust_container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1031674425" calcext:value-type="float">
            <text:p>10316744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ustde_cnt_img_pod</text:p>
          </table:table-cell>
          <table:table-cell table:style-name="ce22" office:value-type="date" office:date-value="2024-03-29" calcext:value-type="date">
            <text:p>2024-03-29</text:p>
          </table:table-cell>
          <table:table-cell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38544014" calcext:value-type="float">
            <text:p>138544014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CRUSTDE_Containerized_Rust_DevEnv</text:p>
          </table:table-cell>
          <table:table-cell table:style-name="ce22" office:value-type="date" office:date-value="2024-03-29" calcext:value-type="date">
            <text:p>2024-03-29</text:p>
          </table:table-cell>
          <table:table-cell table:style-name="ce28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 table:style-name="ce28"/>
          <table:table-cell office:value-type="float" office:value="762890740" calcext:value-type="float">
            <text:p>762890740</text:p>
          </table:table-cell>
          <table:table-cell table:number-columns-repeated="11"/>
          <table:table-cell table:style-name="ce2" table:number-columns-repeated="1005"/>
          <table:table-cell table:number-columns-repeated="15361"/>
        </table:table-row>
        <table:table-row table:style-name="ro1">
          <table:table-cell table:style-name="ce17" office:value-type="string" calcext:value-type="string">
            <text:p>github_dropbox_external_drive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style-name="ce35" table:number-columns-repeated="2"/>
          <table:table-cell table:style-name="ce28"/>
          <table:table-cell office:value-type="float" office:value="1662259186" calcext:value-type="float">
            <text:p>1662259186</text:p>
          </table:table-cell>
          <table:table-cell table:number-columns-repeated="11"/>
          <table:table-cell table:style-name="ce2" table:number-columns-repeated="1005"/>
          <table:table-cell table:number-columns-repeated="15361"/>
        </table:table-row>
        <table:table-row table:style-name="ro1">
          <table:table-cell office:value-type="string" calcext:value-type="string">
            <text:p>total_commander_best_file_manager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796915256" calcext:value-type="float">
            <text:p>796915256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win_git_git_bash_ssh_VSCode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style-name="ce35" table:number-columns-repeated="2"/>
          <table:table-cell table:style-name="ce28"/>
          <table:table-cell office:value-type="float" office:value="1099152408" calcext:value-type="float">
            <text:p>1099152408</text:p>
          </table:table-cell>
          <table:table-cell table:number-columns-repeated="11"/>
          <table:table-cell table:style-name="ce2" table:number-columns-repeated="1005"/>
          <table:table-cell table:number-columns-repeated="15361"/>
        </table:table-row>
        <table:table-row table:style-name="ro1">
          <table:table-cell office:value-type="string" calcext:value-type="string">
            <text:p>win10_wsl2_debian11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556625040" calcext:value-type="float">
            <text:p>5566250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dows_reinstall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641758399" calcext:value-type="float">
            <text:p>64175839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github_backup_bestia_dev</text:p>
          </table:table-cell>
          <table:table-cell table:style-name="ce21"/>
          <table:table-cell table:style-name="ce26"/>
          <table:table-cell table:style-name="ce34" table:number-columns-repeated="2"/>
          <table:table-cell table:style-name="ce26"/>
          <table:table-cell table:style-name="ce41" table:number-columns-repeated="12"/>
          <table:table-cell table:style-name="ce18" table:number-columns-repeated="1005"/>
          <table:table-cell table:style-name="ce41" table:number-columns-repeated="15361"/>
        </table:table-row>
        <table:table-row table:style-name="ro1">
          <table:table-cell office:value-type="string" calcext:value-type="string">
            <text:p>authentication_database_web_ui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2"/>
          <table:table-cell office:value-type="string" calcext:value-type="string">
            <text:p>work in progress</text:p>
          </table:table-cell>
          <table:table-cell office:value-type="float" office:value="12164623" calcext:value-type="float">
            <text:p>12164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stia_dev_text_to_speech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91106357" calcext:value-type="float">
            <text:p>7911063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go_crev_web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489082694" calcext:value-type="float">
            <text:p>4890826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go_crev_web_admin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11031110" calcext:value-type="float">
            <text:p>911031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atsheets</text:p>
          </table:table-cell>
          <table:table-cell/>
          <table:table-cell office:value-type="string" calcext:value-type="string">
            <text:p>tutorial</text:p>
          </table:table-cell>
          <table:table-cell office:value-type="string" calcext:value-type="string">
            <text:p>maintained</text:p>
          </table:table-cell>
          <table:table-cell table:number-columns-repeated="2"/>
          <table:table-cell office:value-type="float" office:value="1968714248" calcext:value-type="float">
            <text:p>19687142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xt_fill_form_from_json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504794898" calcext:value-type="float">
            <text:p>5047948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i_google_auth_from_exported_qr_jpg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517826705" calcext:value-type="float">
            <text:p>1517826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verter_PhotoFilmStrip_to_Shotcut </text:p>
          </table:table-cell>
          <table:table-cell table:style-name="ce23"/>
          <table:table-cell table:number-columns-repeated="3"/>
          <table:table-cell office:value-type="string" calcext:value-type="string">
            <text:p>work in progress</text:p>
          </table:table-cell>
          <table:table-cell office:value-type="float" office:value="1287912941" calcext:value-type="float">
            <text:p>128791294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rev-proofs</text:p>
          </table:table-cell>
          <table:table-cell table:style-name="ce24"/>
          <table:table-cell table:style-name="ce30"/>
          <table:table-cell table:style-name="ce37" table:number-columns-repeated="2"/>
          <table:table-cell table:style-name="ce31"/>
          <table:table-cell office:value-type="float" office:value="150297083" calcext:value-type="float">
            <text:p>150297083</text:p>
          </table:table-cell>
          <table:table-cell table:number-columns-repeated="11"/>
          <table:table-cell table:style-name="ce16" table:number-columns-repeated="1005"/>
          <table:table-cell table:number-columns-repeated="15361"/>
        </table:table-row>
        <table:table-row table:style-name="ro1">
          <table:table-cell office:value-type="string" calcext:value-type="string">
            <text:p>database_web_ui_on_server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65663564" calcext:value-type="float">
            <text:p>65663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ploying_rust_server_and_database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529433632" calcext:value-type="float">
            <text:p>5294336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_bestia_html_templating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196699503" calcext:value-type="float">
            <text:p>1966995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_bestia_string_utils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307799587" calcext:value-type="float">
            <text:p>307799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_bestia_url_utf8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887910670" calcext:value-type="float">
            <text:p>8879106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cker_rust_minimal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517782432" calcext:value-type="float">
            <text:p>5177824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pbox_backup_to_external_disk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584868797" calcext:value-type="float">
            <text:p>5848687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pbox_backup_to_external_disk_2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/>
          <table:table-cell office:value-type="string" calcext:value-type="string">
            <text:p>work in progress</text:p>
          </table:table-cell>
          <table:table-cell office:value-type="float" office:value="804435805" calcext:value-type="float">
            <text:p>804435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pbox_backup_to_external_disk_cli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/>
          <table:table-cell office:value-type="string" calcext:value-type="string">
            <text:p>work in progress</text:p>
          </table:table-cell>
          <table:table-cell office:value-type="float" office:value="772745756" calcext:value-type="float">
            <text:p>772745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pbox_backup_to_external_disk_lib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/>
          <table:table-cell office:value-type="string" calcext:value-type="string">
            <text:p>work in progress</text:p>
          </table:table-cell>
          <table:table-cell office:value-type="float" office:value="1784210611" calcext:value-type="float">
            <text:p>1784210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ground_scheduler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630941367" calcext:value-type="float">
            <text:p>6309413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thub_readme_copy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3552555" calcext:value-type="float">
            <text:p>9355255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google_backup</text:p>
          </table:table-cell>
          <table:table-cell table:style-name="ce24"/>
          <table:table-cell table:style-name="ce30"/>
          <table:table-cell table:style-name="ce37" office:value-type="string" calcext:value-type="string">
            <text:p>maintained</text:p>
          </table:table-cell>
          <table:table-cell table:style-name="ce37" office:value-type="string" calcext:value-type="string">
            <text:p>ready for use</text:p>
          </table:table-cell>
          <table:table-cell table:style-name="ce30"/>
          <table:table-cell office:value-type="float" office:value="1081163093" calcext:value-type="float">
            <text:p>1081163093</text:p>
          </table:table-cell>
          <table:table-cell table:number-columns-repeated="11"/>
          <table:table-cell table:style-name="ce16" table:number-columns-repeated="1005"/>
          <table:table-cell table:number-columns-repeated="15361"/>
        </table:table-row>
        <table:table-row table:style-name="ro1">
          <table:table-cell table:style-name="ce3" office:value-type="string" calcext:value-type="string">
            <text:p>googlecloud <text:s text:c="8"/>private</text:p>
          </table:table-cell>
          <table:table-cell table:style-name="ce24"/>
          <table:table-cell table:style-name="ce30"/>
          <table:table-cell table:style-name="ce37" office:value-type="string" calcext:value-type="string">
            <text:p>maintained</text:p>
          </table:table-cell>
          <table:table-cell table:style-name="ce37" office:value-type="string" calcext:value-type="string">
            <text:p>ready for use</text:p>
          </table:table-cell>
          <table:table-cell table:style-name="ce30"/>
          <table:table-cell office:value-type="float" office:value="1598265305" calcext:value-type="float">
            <text:p>1598265305</text:p>
          </table:table-cell>
          <table:table-cell table:number-columns-repeated="11"/>
          <table:table-cell table:style-name="ce16" table:number-columns-repeated="1005"/>
          <table:table-cell table:number-columns-repeated="15361"/>
        </table:table-row>
        <table:table-row table:style-name="ro1">
          <table:table-cell office:value-type="string" calcext:value-type="string">
            <text:p>GuitaraokeLeader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36193070" calcext:value-type="float">
            <text:p>1361930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kdown_to_html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114903337" calcext:value-type="float">
            <text:p>11149033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m6_game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607954316" calcext:value-type="float">
            <text:p>6079543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w_date_time_units_and_formats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60475841" calcext:value-type="float">
            <text:p>604758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ssword_security_recovery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1196500460" calcext:value-type="float">
            <text:p>11965004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etty_dbg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350166552" calcext:value-type="float">
            <text:p>13501665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rcode53bytes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455565280" calcext:value-type="float">
            <text:p>4555652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VS21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631298489" calcext:value-type="float">
            <text:p>6312984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ader_for_microxml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17329939" calcext:value-type="float">
            <text:p>7173299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factoring_database_web_ui_server_side_rendering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627386887" calcext:value-type="float">
            <text:p>6273868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plantuml_client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22419866" calcext:value-type="float">
            <text:p>7224198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regex_explanation_pwa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632662465" calcext:value-type="float">
            <text:p>6326624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wasm_helper_for_pwa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57700228" calcext:value-type="float">
            <text:p>757700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wasm_pwa_minimal_clock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638168303" calcext:value-type="float">
            <text:p>6381683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wasm_websocket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86643609" calcext:value-type="float">
            <text:p>9866436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_wasm_websys_utils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83847507" calcext:value-type="float">
            <text:p>838475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01_the_beginning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967080871" calcext:value-type="float">
            <text:p>967080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st02_workspace_and_testing</text:p>
          </table:table-cell>
          <table:table-cell table:style-name="ce22" office:value-type="date" office:date-value="2024-03-29" calcext:value-type="date">
            <text:p>2024-03-29</text:p>
          </table:table-cell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543481533" calcext:value-type="float">
            <text:p>5434815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_currency_converter_pwa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2454377" calcext:value-type="float">
            <text:p>92454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rt_text_international_rust_wasm_pwa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194693097" calcext:value-type="float">
            <text:p>1946930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torials_rust_wasm</text:p>
          </table:table-cell>
          <table:table-cell/>
          <table:table-cell office:value-type="string" calcext:value-type="string">
            <text:p>tutorial</text:p>
          </table:table-cell>
          <table:table-cell table:number-columns-repeated="3"/>
          <table:table-cell office:value-type="float" office:value="195219041" calcext:value-type="float">
            <text:p>195219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forgettable7_game</text:p>
          </table:table-cell>
          <table:table-cell table:number-columns-repeated="4"/>
          <table:table-cell office:value-type="string" calcext:value-type="string">
            <text:p>work in progress</text:p>
          </table:table-cell>
          <table:table-cell office:value-type="float" office:value="119573698" calcext:value-type="float">
            <text:p>1195736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weeks_millis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763950777" calcext:value-type="float">
            <text:p>7639507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weeks_millis_clock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949728184" calcext:value-type="float">
            <text:p>949728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bpage_hit_counter</text:p>
          </table:table-cell>
          <table:table-cell table:number-columns-repeated="2"/>
          <table:table-cell office:value-type="string" calcext:value-type="string">
            <text:p>maintained</text:p>
          </table:table-cell>
          <table:table-cell office:value-type="string" calcext:value-type="string">
            <text:p>ready for use</text:p>
          </table:table-cell>
          <table:table-cell/>
          <table:table-cell office:value-type="float" office:value="261590595" calcext:value-type="float">
            <text:p>26159059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6378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9:08:28.7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2:03:06.774000000</meta:creation-date>
    <dc:date>2024-03-29T19:15:33.260000000</dc:date>
    <meta:editing-duration>PT18H3M</meta:editing-duration>
    <meta:editing-cycles>22</meta:editing-cycles>
    <meta:generator>LibreOffice/7.6.2.1$Windows_X86_64 LibreOffice_project/56f7684011345957bbf33a7ee678afaf4d2ba333</meta:generator>
    <meta:document-statistic meta:table-count="1" meta:cell-count="245" meta:object-count="0"/>
  </office:meta>
</office:document-meta>
</file>